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1" fo:font-size="16pt" style:font-size-asian="16pt" style:font-size-complex="16pt"/>
    </style:style>
    <style:style style:name="P2" style:family="paragraph" style:parent-style-name="Preformatted_20_Text">
      <style:paragraph-properties fo:break-before="page"/>
      <style:text-properties style:font-name="Arial1"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The Raspberry Pi is a low-cost credit card-sized computer developed in the UK by the Raspberry Pi Foundation, created with the intention of aiding the teaching of basic computer science to school, college and university students. It can be adapted to perform a variety of different tasks, including to play 1080p HD videos.</text:p>
      <text:p text:style-name="P1"/>
      <text:p text:style-name="P1">There are two different models available of the Raspberry Pi: A and B. A is priced at £16 and comes with 256 MB of ram and no Ethernet port. Model B comes with 512 MB ram and an Ethernet port and is £26. In this review we will be focusing on the second model, B.</text:p>
      <text:p text:style-name="P1"/>
      <text:p text:style-name="P1">RPI-boardandcard What does it do?</text:p>
      <text:p text:style-name="P1"/>
      <text:p text:style-name="P1">The Raspberry Pi is a small pre-built circuit board which, when connected with a few cables and peripherals (HDMI, power, and keyboard), and then to an HDMI television screen or monitor, becomes a basic computer that enables you to perform a whole host of tasks. One of its big features, and the one that interested us, is the ability to play full HD 1080p videos, which it can play through a television using an HDMI or standard AV video connection. There is also an auxillary cable that enables the Pi to play sound alongside the visual. The Raspberry Pi has other inputs too, including two USB slots, an Ethernet port, 3.5 mm and GPIO outputs that users can control from within its Linux software.</text:p>
      <text:p text:style-name="P1"/>
      <text:p text:style-name="P1">The Raspberry Pi is a credit-card sized computer that plugs into your TV (HDMI) and a keyboard. It’s a capable little PC which can be used for many of the things that your desktop PC does, like spreadsheets, word-processing and games. It also plays high-definition video. We want to see it being used by kids all over the world to learn programming.</text:p>
      <text:p text:style-name="P1"/>
      <text:p text:style-name="P2"/>
      <text:p text:style-name="P1">Specs</text:p>
      <text:p text:style-name="P1"/>
      <text:p text:style-name="P1"><text:s text:c="4"/>Broadcom BCM2835 SoC</text:p>
      <text:p text:style-name="P1"><text:s text:c="8"/>CPU: 700 Mhz AMR11</text:p>
      <text:p text:style-name="P1"><text:s text:c="8"/>GPU: OpenGL ES 2.0, 1080p H.264 encode/decode</text:p>
      <text:p text:style-name="P1"><text:s text:c="4"/>1 Composite Video, 1 HDMI</text:p>
      <text:p text:style-name="P1"><text:s text:c="4"/>GPIO 26 pins, SPI, I2C, I2S, UART</text:p>
      <text:p text:style-name="P1"/>
      <text:p text:style-name="P1">Model A ($25)</text:p>
      <text:p text:style-name="P1"/>
      <text:p text:style-name="P1"><text:s text:c="4"/>256 MiB RAM</text:p>
      <text:p text:style-name="P1"><text:s text:c="4"/>1 USB</text:p>
      <text:p text:style-name="P1"><text:s text:c="4"/>No Networking</text:p>
      <text:p text:style-name="P1"><text:s text:c="4"/>GPIO 26 pins</text:p>
      <text:p text:style-name="P1"><text:s text:c="4"/>SD card slot</text:p>
      <text:p text:style-name="P1"/>
      <text:p text:style-name="P1">Model B ($35)</text:p>
      <text:p text:style-name="P1"/>
      <text:p text:style-name="P1"><text:s text:c="4"/>512 MiB RAM</text:p>
      <text:p text:style-name="P1"><text:s text:c="4"/>2 USB, Integrated USB Hub</text:p>
      <text:p text:style-name="P1"><text:s text:c="4"/>10/100 Wired Ethernet</text:p>
      <text:p text:style-name="P1"><text:s text:c="4"/>GPIO 26 pins</text:p>
      <text:p text:style-name="P1"><text:s text:c="4"/>SD card slot</text:p>
      <text:p text:style-name="P1"/>
      <text:p text:style-name="P1">Model B+ (Microcenter has them for $25)</text:p>
      <text:p text:style-name="P1"/>
      <text:p text:style-name="P1"><text:s text:c="4"/>512 MiB RAM</text:p>
      <text:p text:style-name="P1"><text:s text:c="4"/>4 USB, Integrated USB Hub</text:p>
      <text:p text:style-name="P1"><text:s text:c="4"/>10/100 Wired Ethernet</text:p>
      <text:p text:style-name="P1"><text:s text:c="4"/>GPIO 40 pins</text:p>
      <text:p text:style-name="P1"><text:s text:c="4"/>Micro SD slot</text:p>
      <text:p text:style-name="P1"/>
      <text:p text:style-name="P2"/>
      <text:p text:style-name="P1">PI 2 Model B <text:s text:c="3"/>($35) Sold out for now</text:p>
      <text:p text:style-name="P1"/>
      <text:p text:style-name="P1"><text:s text:c="4"/>Broadcom BCM2836 ARMv7 Quad Core Processor </text:p>
      <text:p text:style-name="P1"><text:s text:c="4"/>CPU: 900 Mhz</text:p>
      <text:p text:style-name="P1"><text:s text:c="4"/>1 GB RAM</text:p>
      <text:p text:style-name="P1"><text:s text:c="4"/>4 USB, Integrated USB Hub</text:p>
      <text:p text:style-name="P1"><text:s text:c="4"/>10/100 Wired Ethernet</text:p>
      <text:p text:style-name="P1"><text:s text:c="4"/>40pin extended GPIO - layout http://www.element14.com/community/docs/DOC-73950/l/raspberry-pi-2-model-b-gpio-40-pin-block-pinout?ICID=rpi2-gpio-ban</text:p>
      <text:p text:style-name="P1"><text:s text:c="4"/>Micro SD slot</text:p>
      <text:p text:style-name="P1"><text:s text:c="4"/></text:p>
      <text:p text:style-name="P1"/>
      <text:p text:style-name="P1">Raspberry Pi</text:p>
      <text:p text:style-name="P1">Raspberry Pi Image Source: http://arstechnica.com/information-tech...</text:p>
      <text:p text:style-name="P1"/>
      <text:p text:style-name="P1"><text:s text:c="4"/>The Raspberry Pi is a credit-card sized computer that plugs into your TV and a keyboard. It’s a capable little PC which can be used for many of the things that your desktop PC does, like spreadsheets, word-processing and games. It also plays high-definition video. We want to see it being used by kids all over the world to learn programming.</text:p>
      <text:p text:style-name="P1"/>
      <text:p text:style-name="P1">http://www.raspberrypi.org/faqs</text:p>
      <text:p text:style-name="P1"/>
      <text:p text:style-name="P1">OS</text:p>
      <text:p text:style-name="P1">Official from raspberrypi.org</text:p>
      <text:p text:style-name="P1"/>
      <text:p text:style-name="P1"><text:s text:c="4"/>Raspbian Wheezy: Debian optimized for Raspberry Pi raspbian.org (User name: pi Password: raspberry)</text:p>
      <text:p text:style-name="P1"><text:s text:c="4"/>"Soft Float" raspbian wheezy available if you need want to run Java</text:p>
      <text:p text:style-name="P1"><text:s text:c="4"/>Arch ARM, RISC OS</text:p>
      <text:p text:style-name="P1"/>
      <text:p text:style-name="P1">Unofficial</text:p>
      <text:p text:style-name="P1"/>
      <text:p text:style-name="P1"><text:soft-page-break/><text:s text:c="4"/>Adafruit Occidentallis: Raspbian + support for GPIO, I2C, etc</text:p>
      <text:p text:style-name="P1"><text:s text:c="4"/>RaspBMC: XBMC port</text:p>
      <text:p text:style-name="P1"/>
      <text:p text:style-name="P1"/>
      <text:p text:style-name="P1">Getting Started</text:p>
      <text:p text:style-name="P1">Buy</text:p>
      <text:p text:style-name="P1">"Official" Distributors</text:p>
      <text:p text:style-name="P1"/>
      <text:p text:style-name="P1"><text:s text:c="4"/>Newark.com</text:p>
      <text:p text:style-name="P1"><text:s text:c="4"/>Allied Electronics</text:p>
      <text:p text:style-name="P1"><text:s text:c="4"/></text:p>
      <text:p text:style-name="P1"/>
      <text:p text:style-name="P1">Other Options</text:p>
      <text:p text:style-name="P1"/>
      <text:p text:style-name="P1"><text:s text:c="4"/>Adafruit.com</text:p>
      <text:p text:style-name="P1"><text:s text:c="4"/>Sparkfun.com</text:p>
      <text:p text:style-name="P1"/>
      <text:p text:style-name="P1"><text:s text:c="4"/>Raspberry Pi</text:p>
      <text:p text:style-name="P1"><text:s text:c="4"/>Power Supply: 5v 1A wall wort</text:p>
      <text:p text:style-name="P1"><text:s text:c="4"/>USB A -&gt; USB B Micro</text:p>
      <text:p text:style-name="P1"><text:s text:c="4"/>SD Card: 4 to 16 Gb Class 4 (Some class 10's work)</text:p>
      <text:p text:style-name="P1"><text:s text:c="4"/>SD Card Reader</text:p>
      <text:p text:style-name="P1"><text:s text:c="4"/>Powered USB Hub (verified hubs)</text:p>
      <text:p text:style-name="P1"><text:s text:c="4"/>USB WiFi (verified cards)</text:p>
      <text:p text:style-name="P1"><text:s text:c="4"/>USB Keyboard &amp; Mouse</text:p>
      <text:p text:style-name="P1"><text:s text:c="4"/>RCA or HDMI Cable (HDMI -&gt; DVI or SVGA)</text:p>
      <text:p text:style-name="P1"><text:s text:c="4"/>3.5mm Audio -&gt; RCA Adapter</text:p>
      <text:p text:style-name="P1"><text:s text:c="4"/>IR Remote? Web Cam? Etc.</text:p>
      <text:p text:style-name="P1"><text:s text:c="4"/>Breadboard, ICs, resistors, LEDs, wire, switches, sensors, Arduino, BeagleBoard, etc</text:p>
      <text:p text:style-name="P1"><text:s text:c="4"/>http://win32diskimager.sourceforge.net/</text:p>
      <text:p text:style-name="P1"/>
      <text:p text:style-name="P1"/>
      <text:p text:style-name="P1">Install (Setup Guides)</text:p>
      <text:p text:style-name="P1"/>
      <text:p text:style-name="P1"><text:s text:c="4"/>Fedora ARM Installer</text:p>
      <text:p text:style-name="P1"><text:soft-page-break/><text:s text:c="4"/>BerryBoot Installer</text:p>
      <text:p text:style-name="P1"><text:s text:c="4"/>Win32DiskImager</text:p>
      <text:p text:style-name="P1"><text:s text:c="4"/>RPi-sd card builder (Mac)</text:p>
      <text:p text:style-name="P1"><text:s text:c="4"/>RaspBMC UI Installer</text:p>
      <text:p text:style-name="P1"/>
      <text:p text:style-name="P1">wget http://downloads.raspberrypi.org/images/raspbian/2012-12-16-wheezy-raspbian/2012-12-16-wheezy-raspbian.zip</text:p>
      <text:p text:style-name="P1">unzip ~/2012-12-16-wheezy-raspbian.zip</text:p>
      <text:p text:style-name="P1">umount /dev/sdd1</text:p>
      <text:p text:style-name="P1">dd bs=4M if=~/2012-12-16-wheezy-raspbian.img of=/dev/sdd</text:p>
      <text:p text:style-name="P1">sudo sync</text:p>
      <text:p text:style-name="P1"/>
      <text:p text:style-name="P1"/>
      <text:p text:style-name="P1">Raspberry Pi</text:p>
      <text:p text:style-name="P1">Raspberry Pi Image Source: http://arstechnica.com/information-tech...</text:p>
      <text:p text:style-name="P1">Que?</text:p>
      <text:p text:style-name="P1"/>
      <text:p text:style-name="P1"><text:s text:c="4"/>The Raspberry Pi is a credit-card sized computer that plugs into your TV and a keyboard. It’s a capable little PC which can be used for many of the things that your desktop PC does, like spreadsheets, word-processing and games. It also plays high-definition video. We want to see it being used by kids all over the world to learn programming.</text:p>
      <text:p text:style-name="P1"/>
      <text:p text:style-name="P1">http://www.raspberrypi.org/faqs</text:p>
      <text:p text:style-name="P1">Getting Started</text:p>
      <text:p text:style-name="P1">Buy</text:p>
      <text:p text:style-name="P1">"Official" Distributors</text:p>
      <text:p text:style-name="P1"/>
      <text:p text:style-name="P1"><text:s text:c="4"/>Newark.com <text:s/>http://www.newark.com/</text:p>
      <text:p text:style-name="P1"><text:s text:c="4"/>RS <text:s/>http://uk.rs-online.com/web/generalDisplay.html?id=raspberrypi</text:p>
      <text:p text:style-name="P1"><text:s text:c="4"/>Allied Electronics <text:s/>http://www.alliedelec.com/</text:p>
      <text:p text:style-name="P1"><text:s text:c="4"/>Element 14 <text:s/>http://www.element14.com/community/community/raspberry-pi</text:p>
      <text:p text:style-name="P1"><text:s text:c="4"/></text:p>
      <text:p text:style-name="P1">Other Options</text:p>
      <text:p text:style-name="P1"><text:soft-page-break/></text:p>
      <text:p text:style-name="P1"><text:s text:c="4"/>Adafruit.com</text:p>
      <text:p text:style-name="P1"><text:s text:c="4"/>Sparkfun.com</text:p>
      <text:p text:style-name="P1"/>
      <text:p text:style-name="P1"><text:s text:c="4"/>Raspberry Pi</text:p>
      <text:p text:style-name="P1"><text:s text:c="4"/>Power Supply: 5v 1A wall wort</text:p>
      <text:p text:style-name="P1"><text:s text:c="4"/>USB A -&gt; USB B Micro</text:p>
      <text:p text:style-name="P1"><text:s text:c="4"/>SD Card: 4 Gb Class 4</text:p>
      <text:p text:style-name="P1"><text:s text:c="4"/>SD Card Reader</text:p>
      <text:p text:style-name="P1"><text:s text:c="4"/>Powered USB Hub (verified hubs)</text:p>
      <text:p text:style-name="P1"><text:s text:c="4"/>USB WiFi (verified cards)</text:p>
      <text:p text:style-name="P1"><text:s text:c="4"/>USB Keyboard &amp; Mouse</text:p>
      <text:p text:style-name="P1"><text:s text:c="4"/>RCA or HDMI Cable (HDMI -&gt; DVI)</text:p>
      <text:p text:style-name="P1"><text:s text:c="4"/>3.5mm Audio -&gt; RCA Adapter</text:p>
      <text:p text:style-name="P1"><text:s text:c="4"/>IR Remote? Web Cam? Etc.</text:p>
      <text:p text:style-name="P1"><text:s text:c="4"/>Breadboard, ICs, resistors, LEDs, wire, switches, sensors, etc</text:p>
      <text:p text:style-name="P1"/>
      <text:p text:style-name="P1">Install (Setup Guides)</text:p>
      <text:p text:style-name="P1"/>
      <text:p text:style-name="P1"><text:s text:c="4"/>Fedora ARM Installer</text:p>
      <text:p text:style-name="P1"><text:s text:c="4"/>BerryBoot Installer</text:p>
      <text:p text:style-name="P1"><text:s text:c="4"/>Win32DiskImager</text:p>
      <text:p text:style-name="P1"><text:s text:c="4"/>RPi-sd card builder (Mac)</text:p>
      <text:p text:style-name="P1"><text:s text:c="4"/>RaspBMC UI Installer</text:p>
      <text:p text:style-name="P1"/>
      <text:p text:style-name="P1">wget http://downloads.raspberrypi.org/images/raspbian/2012-12-16-wheezy-raspbian/2012-12-16-wheezy-raspbian.zip</text:p>
      <text:p text:style-name="P1">unzip ~/2012-12-16-wheezy-raspbian.zip</text:p>
      <text:p text:style-name="P1">umount /dev/sdd1</text:p>
      <text:p text:style-name="P1">dd bs=4M if=~/2012-12-16-wheezy-raspbian.img of=/dev/sdd</text:p>
      <text:p text:style-name="P1">sudo sync</text:p>
      <text:p text:style-name="P1"/>
      <text:p text:style-name="P1">Configure</text:p>
      <text:p text:style-name="P1"/>
      <text:p text:style-name="P1">- First run of raspbian and raspbmc setup guides; Timezone (America/Chicago), locale (en_US.UTF-8), keyboard, resolution, <text:soft-page-break/>overclock, etc</text:p>
      <text:p text:style-name="P1"/>
      <text:p text:style-name="P1">- /boot/config.txt (Docs)</text:p>
      <text:p text:style-name="P1"/>
      <text:p text:style-name="P1">- sudo raspi-config</text:p>
      <text:p text:style-name="P1">Gotchas</text:p>
      <text:p text:style-name="P1"/>
      <text:p text:style-name="P1"><text:s text:c="4"/>No HDMI output: hdmi_safe=1</text:p>
      <text:p text:style-name="P1"><text:s text:c="4"/>No WiFi</text:p>
      <text:p text:style-name="P1"><text:s text:c="8"/>Check hardware support</text:p>
      <text:p text:style-name="P1"><text:s text:c="8"/>Download drivers (links available at above link)</text:p>
      <text:p text:style-name="P1"><text:s text:c="8"/>Install and configure everything on CLI</text:p>
      <text:p text:style-name="P1"/>
      <text:p text:style-name="P1">Now What?</text:p>
      <text:p text:style-name="P1">GPIO</text:p>
      <text:p text:style-name="P1">GPIO Pin Layout</text:p>
      <text:p text:style-name="P1"/>
      <text:p text:style-name="P1"><text:s text:c="4"/>Up to 17 GPIO pins</text:p>
      <text:p text:style-name="P1"><text:s text:c="4"/>0 analog pins (no onboard ADC)</text:p>
      <text:p text:style-name="P1"><text:s text:c="4"/>Control using Python, Bash,</text:p>
      <text:p text:style-name="P1"><text:s text:c="4"/>C, WebIOPi (others to come?)</text:p>
      <text:p text:style-name="P1"/>
      <text:p text:style-name="P1">Python</text:p>
      <text:p text:style-name="P1"/>
      <text:p text:style-name="P1">import RPi.GPIO as GPIO</text:p>
      <text:p text:style-name="P1">GPIO.setup(7, GPIO.OUT)</text:p>
      <text:p text:style-name="P1">GPIO.output(7, True)</text:p>
      <text:p text:style-name="P1">GPIO.output(7,False)</text:p>
      <text:p text:style-name="P1"/>
      <text:p text:style-name="P1">Bash (everything is a file)</text:p>
      <text:p text:style-name="P1"/>
      <text:p text:style-name="P1">sudo su -</text:p>
      <text:p text:style-name="P1">echo "4" &gt; /sys/class/gpio/export</text:p>
      <text:p text:style-name="P1">echo "4" &gt; /sys/class/gpio/export</text:p>
      <text:p text:style-name="P1">echo "out" &gt; /sys/class/gpio/gpio4/direction</text:p>
      <text:p text:style-name="P1">echo "1" &gt; /sys/class/gpio/gpio4/value</text:p>
      <text:p text:style-name="P1"><text:soft-page-break/>echo "0" &gt; /sys/class/gpio/gpio4/value</text:p>
      <text:p text:style-name="P1">echo "0" &gt; /sys/class/gpio/export</text:p>
      <text:p text:style-name="P1">echo "in" &gt; /sys/class/gpio/gpio0/direction</text:p>
      <text:p text:style-name="P1">cat /sys/class/gpio/gpio0/value</text:p>
      <text:p text:style-name="P1"/>
      <text:p text:style-name="P1">C (with wiringPi library)</text:p>
      <text:p text:style-name="P1"/>
      <text:p text:style-name="P1">#include &lt;wiringPi.h&gt;</text:p>
      <text:p text:style-name="P1">#include &lt;stdio.h&gt;</text:p>
      <text:p text:style-name="P1"><text:s/></text:p>
      <text:p text:style-name="P1">int main (void)</text:p>
      <text:p text:style-name="P1">{</text:p>
      <text:p text:style-name="P1"><text:s text:c="2"/>int pin = 7;</text:p>
      <text:p text:style-name="P1"><text:s/></text:p>
      <text:p text:style-name="P1"><text:s text:c="2"/>if (wiringPiSetup() == -1)</text:p>
      <text:p text:style-name="P1"><text:s text:c="4"/>exit (1);</text:p>
      <text:p text:style-name="P1"><text:s/></text:p>
      <text:p text:style-name="P1"><text:s text:c="2"/>pinMode(pin, OUTPUT);</text:p>
      <text:p text:style-name="P1"><text:s/></text:p>
      <text:p text:style-name="P1"><text:s text:c="2"/>for (;;){</text:p>
      <text:p text:style-name="P1"><text:s text:c="4"/>printf("LED On\n");</text:p>
      <text:p text:style-name="P1"><text:s text:c="4"/>digitalWrite(pin, 1);</text:p>
      <text:p text:style-name="P1"><text:s text:c="4"/>delay(250);</text:p>
      <text:p text:style-name="P1"><text:s text:c="4"/>printf("LED Off\n");</text:p>
      <text:p text:style-name="P1"><text:s text:c="4"/>digitalWrite(pin, 0);</text:p>
      <text:p text:style-name="P1"><text:s text:c="4"/>delay(250);</text:p>
      <text:p text:style-name="P1"><text:s text:c="2"/>}</text:p>
      <text:p text:style-name="P1"><text:s/></text:p>
      <text:p text:style-name="P1"><text:s text:c="2"/>return 0;</text:p>
      <text:p text:style-name="P1">}</text:p>
      <text:p text:style-name="P1"/>
      <text:p text:style-name="P1">Demo</text:p>
      <text:p text:style-name="P1">RaspBMC</text:p>
      <text:p text:style-name="P1">XBMC Screenshot http://www.raspbmc.com</text:p>
      <text:p text:style-name="P1">Demo</text:p>
      <text:p text:style-name="P1"/>
      <text:p text:style-name="P1"><text:soft-page-break/><text:s text:c="4"/>An award-winning [FOSS] (GPL) software media player and entertainment hub for digital media. It has been designed to be the perfect companion for your HTPC. Play popular audio and video formats, stream your multimedia from anywhere. Play CDs and DVDs from disk or image file. Scan your media and create a library with box covers, descriptions, and fanart. There are playlist and slideshow functions, a weather forecast feature and many audio visualizations. </text:p>
      <text:p text:style-name="P1"/>
      <text:p text:style-name="P1">Resources</text:p>
      <text:p text:style-name="P1">www.raspberrypi.org</text:p>
      <text:p text:style-name="P1">elinux.org/RPi_Hub</text:p>
      <text:p text:style-name="P1">www.raspbian.org/</text:p>
      <text:p text:style-name="P1">www.raspbmc.com/</text:p>
      <text:p text:style-name="P1">RPi Webserver</text:p>
      <text:p text:style-name="P1">Wordpress on RPi</text:p>
      <text:p text:style-name="P1">RPi Survives HN</text:p>
      <text:p text:style-name="P1">40+ Cool Ideas for RPi</text:p>
      <text:p text:style-name="P1">Time Capsule for $25</text:p>
      <text:p text:style-name="P1">Running Plan 9 on RPi</text:p>
      <text:p text:style-name="P1">25 fun things to do</text:p>
      <text:p text:style-name="P1">RPi Education Manual (PDF)</text:p>
      <text:p text:style-name="P1">10 Amazing RPi Creations</text:p>
      <text:p text:style-name="P1">raspberrypihacks.com/</text:p>
      <text:p text:style-name="P1">How can you not love a tiny computer?</text:p>
      <text:p text:style-name="P1"/>
      <text:p text:style-name="P1"/>
      <text:p text:style-name="P1"/>
      <text:p text:style-name="P1">GPIO</text:p>
      <text:p text:style-name="P1">GPIO Pin Layout</text:p>
      <text:p text:style-name="P1"/>
      <text:p text:style-name="P1"><text:s text:c="4"/>Up to 17 GPIO pins</text:p>
      <text:p text:style-name="P1"><text:s text:c="4"/>0 analog pins (no onboard ADC)</text:p>
      <text:p text:style-name="P1"><text:s text:c="4"/>Control using Python, Bash,</text:p>
      <text:p text:style-name="P1"><text:s text:c="4"/>C, WebIOPi (others to co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02-20T15:10:30.01</dc:date>
    <dc:creator>John Spizzirri</dc:creator>
    <meta:generator>OpenOffice/4.1.0$Win32 OpenOffice.org_project/410m18$Build-9764</meta:generator>
    <meta:document-statistic meta:table-count="0" meta:image-count="0" meta:object-count="0" meta:page-count="9" meta:paragraph-count="206" meta:word-count="1142" meta:character-count="8014"/>
    <meta:editing-duration>PT3M10S</meta:editing-duration>
    <meta:editing-cycles>1</meta:editing-cycles>
  </office:meta>
</office:document-meta>
</file>